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4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Vivid1-outline1">
      <style:graphic-properties draw:textarea-horizontal-align="left" draw:textarea-vertical-align="top" fo:min-height="9.7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margin-top="0cm" fo:margin-bottom="0.372cm" fo:text-indent="0cm"/>
    </style:style>
    <style:style style:name="P4" style:family="paragraph">
      <style:paragraph-properties fo:margin-left="0cm" fo:margin-right="0cm" fo:margin-top="0cm" fo:margin-bottom="0.297cm" fo:text-indent="0cm"/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4617b" loext:opacity="100%" style:text-outline="false" style:text-line-through-style="none" style:text-line-through-type="none" fo:font-size="24pt" fo:font-style="italic" fo:text-shadow="none" style:text-underline-style="none" fo:font-weight="bold" style:letter-kerning="true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4617b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9eda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>
          <draw:text-box>
            <text:p>Artificial Intelligence for Linux Users</text:p>
          </draw:text-box>
        </draw:frame>
        <draw:frame presentation:style-name="pr2" draw:text-style-name="P1" draw:layer="layout" svg:width="25.2cm" svg:height="3.465cm" svg:x="1.4cm" svg:y="10.75cm" presentation:class="subtitle" presentation:user-transformed="true">
          <draw:text-box>
            <text:p>Cochise Linux User’s Group</text:p>
            <text:p>George Self, Nov 25,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What Are We Talking About?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><text:span text:style-name="T1">Artificial Intelligence (AI)</text:span></text:p>
            <text:list text:style-name="L3">
              <text:list-item>
                <text:p text:style-name="P2">Computer systems designed to perform tasks that typically require human intelligence, such as understanding language, recognizing patterns, and making decisions.</text:p>
              </text:list-item>
            </text:list>
            <text:p><text:span text:style-name="T1">Large Language Models (LLMs)</text:span></text:p>
            <text:list text:continue-numbering="true" text:style-name="L3">
              <text:list-item>
                <text:p>AI systems trained on vast amounts of text data that can understand and generate human-like text, answer questions, and assist with various task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Popular Large Language Models</text:p>
          </draw:text-box>
        </draw:frame>
        <draw:frame presentation:style-name="pr8" draw:layer="layout" svg:width="25.2cm" svg:height="11.24cm" svg:x="1.4cm" svg:y="3.365cm" presentation:class="outline" presentation:user-transformed="true">
          <draw:text-box>
            <text:p text:style-name="P3"><text:span text:style-name="T2">ChatGPT (OpenAI)</text:span></text:p>
            <text:list text:style-name="L3">
              <text:list-item>
                <text:p text:style-name="P3"><text:span text:style-name="T3">Versatile and user-friendly, excellent for general tasks, most popular model (250 billion prompts per day globally, July 2025)</text:span></text:p>
              </text:list-item>
            </text:list>
            <text:p text:style-name="P3"><text:span text:style-name="T2">Claude (Anthropic)</text:span></text:p>
            <text:list text:continue-numbering="true" text:style-name="L3">
              <text:list-item>
                <text:p text:style-name="P3"><text:span text:style-name="T3">Strong reasoning and coding abilities, emphasizes safety and detailed responses, exceptional writing skills</text:span></text:p>
              </text:list-item>
            </text:list>
            <text:p text:style-name="P3"><text:span text:style-name="T2">Gemini (Google)</text:span></text:p>
            <text:list text:continue-numbering="true" text:style-name="L3">
              <text:list-item>
                <text:p text:style-name="P3"><text:span text:style-name="T3">Deep integration with Google services, strong multi-modal capabilities (especially image and video generation)</text:span></text:p>
              </text:list-item>
            </text:list>
            <text:p text:style-name="P3"><text:span text:style-name="T2">Copilot (Microsoft)</text:span></text:p>
            <text:list text:continue-numbering="true" text:style-name="L3">
              <text:list-item>
                <text:p text:style-name="P3"><text:span text:style-name="T3">Built into Microsoft products, excellent for code completion and Office integration</text:span></text:p>
              </text:list-item>
            </text:list>
            <text:p text:style-name="P3"><text:span text:style-name="T2">Grok (X)</text:span></text:p>
            <text:list text:continue-numbering="true" text:style-name="L3">
              <text:list-item>
                <text:p text:style-name="P3"><text:span text:style-name="T3">Real-time information access, conversational and less filtered responses, controversial policies</text:span></text:p>
              </text:list-item>
            </text:list>
            <text:p text:style-name="P3"><text:span text:style-name="T2">Meta AI (Meta)(</text:span><text:span text:style-name="T4">Facebook, Instagram, Threads, WhatsApp, Messenger, Meta Quest, Workplace</text:span><text:span text:style-name="T2">)</text:span></text:p>
            <text:list text:style-name="L4">
              <text:list-item>
                <text:list>
                  <text:list-header>
                    <text:p text:style-name="P4"><text:span text:style-name="T5">Widely accessible, capable for routine tasks and seamlessly integrated across Meta platforms, semi-open source (license has restrictions)</text:span></text:p>
                  </text:list-header>
                </text:list>
              </text:list-item>
            </text:list>
            <text:p text:style-name="P3"><text:span text:style-name="T2">Pi (Inflection)</text:span></text:p>
            <text:list text:style-name="L3">
              <text:list-item>
                <text:p text:style-name="P5"><text:span text:style-name="T3">Focused on empathetic conversation and personal assistance</text:span></text:p>
              </text:list-item>
            </text:list>
            <text:p text:style-name="P5"><text:span text:style-name="T2">Open-Source LLMs (source/license)</text:span></text:p>
            <text:list text:continue-numbering="true" text:style-name="L3">
              <text:list-item>
                <text:p text:style-name="P5"><text:span text:style-name="T3">Mistral (French/Apache), Phi-2 (Microsoft/MIT), Falcon 180B (UAE/Apache), RedPajama (Stanford/Apach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Ways to Access AI</text:p>
          </draw:text-box>
        </draw:frame>
        <draw:frame presentation:style-name="pr8" draw:layer="layout" svg:width="25.2cm" svg:height="9.75cm" svg:x="1.4cm" svg:y="4cm" presentation:class="outline" presentation:user-transformed="true">
          <draw:text-box>
            <text:p><text:span text:style-name="T1">Web Interface</text:span></text:p>
            <text:list text:style-name="L3">
              <text:list-item>
                <text:p text:style-name="P2">Easy to use, no setup required, accessible from any device with a browser</text:p>
              </text:list-item>
            </text:list>
            <text:p><text:span text:style-name="T1">API (Application Programming Interface)</text:span></text:p>
            <text:list text:continue-numbering="true" text:style-name="L3">
              <text:list-item>
                <text:p>Integrate AI into your own scripts and applications, automate tasks, full control over implementation</text:p>
              </text:list-item>
            </text:list>
            <text:p><text:span text:style-name="T1">Local Instance</text:span></text:p>
            <text:list text:continue-numbering="true" text:style-name="L3">
              <text:list-item>
                <text:p>Complete privacy and control, no internet required, runs on your own hardware, free to use unlimi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7" draw:layer="layout" svg:width="25.2cm" svg:height="2.75cm" svg:x="1.4cm" svg:y="0.25cm" presentation:class="title">
          <draw:text-box>
            <text:p>Let’s See It In Action!</text:p>
          </draw:text-box>
        </draw:frame>
        <draw:frame presentation:style-name="pr10" draw:text-style-name="P6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Various Web Prompts for Claude (text and voice)</text:p>
              </text:list-item>
              <text:list-item>
                <text:p>API Demo</text:p>
                <text:list>
                  <text:list-item>
                    <text:p>code_explainer.py</text:p>
                  </text:list-item>
                  <text:list-item>
                    <text:p>system_monitor.py</text:p>
                  </text:list-item>
                </text:list>
              </text:list-item>
              <text:list-item>
                <text:p>Running an LLM on a Local Computer</text:p>
                <text:list>
                  <text:list-item>
                    <text:p>LMStudio</text:p>
                  </text:list-item>
                  <text:list-item>
                    <text:p>ollama</text:p>
                  </text:list-item>
                  <text:list-item>
                    <text:p>Web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05:37:43.744897491</meta:creation-date>
    <dc:description>This work is licensed under a Creative Commons 0 License.
It makes use of the works of fsanchez.</dc:description>
    <meta:generator>LibreOffice/25.2.6.2$Linux_X86_64 LibreOffice_project/520$Build-2</meta:generator>
    <dc:title>Vivid</dc:title>
    <meta:editing-duration>PT51M39S</meta:editing-duration>
    <meta:editing-cycles>10</meta:editing-cycles>
    <meta:initial-creator>George Self</meta:initial-creator>
    <dc:date>2025-10-30T06:58:54.017333976</dc:date>
    <dc:creator>George Self</dc:creator>
    <meta:document-statistic meta:object-count="64"/>
  </office:meta>
</office:document-meta>
</file>